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</text:p>
      <text:p text:style-name="Standard">2.Créer un composant pour les trois fenêtres modales</text:p>
      <text:p text:style-name="Standard">3.Créer les views, les routes et les router-view → Page d'accueil, Page erreur 404, Page figma</text:p>
      <text:p text:style-name="Standard">4.Faire le menu(HTML, CSS)</text:p>
      <text:p text:style-name="Standard">5.Faire le footer(HTML CSS)</text:p>
      <text:p text:style-name="Standard">À faire pour le main :</text:p>
      <text:p text:style-name="Standard">6.Faire le header(courte présentation, HTML CSS)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</text:p>
      <text:p text:style-name="Standard">2.Créer le menu et le footer 4 → 5.</text:p>
      <text:p text:style-name="Standard">3.Créer les éléments de contenus du main 6 → 10.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4T19:25:10.12</dc:date>
    <dc:creator>Jean-Claude MINOT</dc:creator>
    <meta:editing-duration>PT5H27M11S</meta:editing-duration>
    <meta:editing-cycles>8</meta:editing-cycles>
    <meta:generator>OpenOffice/4.1.9$Win32 OpenOffice.org_project/419m1$Build-9805</meta:generator>
    <meta:document-statistic meta:table-count="0" meta:image-count="0" meta:object-count="0" meta:page-count="1" meta:paragraph-count="32" meta:word-count="210" meta:character-count="1256"/>
  </office:meta>
</office:document-meta>
</file>